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8d1" officeooo:paragraph-rsid="001388d1"/>
    </style:style>
    <style:style style:name="P2" style:family="paragraph" style:parent-style-name="Text_20_body">
      <style:text-properties fo:font-weight="normal" officeooo:rsid="001388d1" officeooo:paragraph-rsid="001388d1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5in" fo:margin-right="0in" fo:text-indent="0in" style:auto-text-indent="false"/>
    </style:style>
    <style:style style:name="P9" style:family="paragraph" style:parent-style-name="Text_20_body">
      <style:paragraph-properties fo:margin-left="0.5in" fo:margin-right="0in" fo:text-indent="0in" style:auto-text-indent="false"/>
      <style:text-properties officeooo:rsid="001388d1" officeooo:paragraph-rsid="001388d1"/>
    </style:style>
    <style:style style:name="P10" style:family="paragraph" style:parent-style-name="Text_20_body">
      <style:paragraph-properties fo:margin-left="0.5in" fo:margin-right="0in" fo:text-indent="0in" style:auto-text-indent="false"/>
      <style:text-properties officeooo:rsid="0013fb8c" officeooo:paragraph-rsid="0013fb8c"/>
    </style:style>
    <style:style style:name="T1" style:family="text">
      <style:text-properties officeooo:rsid="001388d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fb8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5c5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font-weight="normal"/>
    </style:style>
    <style:style style:name="T11" style:family="text">
      <style:text-properties fo:font-weight="normal" officeooo:rsid="001388d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bookmark text:name="docs-internal-guid-a1889175-7fff-3383-112f-c54309ed1388"/><text:span text:style-name="T3">3.1.</text:span><text:span text:style-name="T7"> </text:span><text:span text:style-name="T3">(3т)</text:span><text:span text:style-name="T7"> </text:span><text:span text:style-name="T2">Напишете една или повече команди, които печатат </text:span><text:span text:style-name="T3">броя на работещите процеси</text:span><text:span text:style-name="T2">.</text:span></text:p>
      <text:p text:style-name="Text_20_body"/>
      <text:p text:style-name="P3"><text:span text:style-name="T3">3.2 (2т.)</text:span><text:span text:style-name="T7"> </text:span><text:span text:style-name="T2">Напишете една или повече команди, които работят в текущата директория и:</text:span></text:p>
      <text:list xml:id="list394928282" text:style-name="L1">
        <text:list-item>
          <text:p text:style-name="P4"><text:span text:style-name="T8">Създават директорията ‘</text:span><text:span text:style-name="T9">MMS C camp’</text:span></text:p>
        </text:list-item>
        <text:list-item>
          <text:p text:style-name="P4"><text:span text:style-name="T8">Копират всички файлове от текущата директория, чиито имена завършват на </text:span><text:span text:style-name="T9">.c</text:span><text:span text:style-name="T8">, в директорията ‘</text:span><text:span text:style-name="T9">MMS C camp’</text:span></text:p>
        </text:list-item>
        <text:list-item>
          <text:p text:style-name="P7">Премахват всички файлове от текущата работна директория, чиито имена започват с цифра. </text:p>
        </text:list-item>
      </text:list>
      <text:p text:style-name="P8"/>
      <text:p text:style-name="P3"><text:span text:style-name="T3">3.3 (2т.)</text:span><text:span text:style-name="T7"> </text:span><text:span text:style-name="T2">Напишете команда, която да промени правата за достъп до файла </text:span><text:span text:style-name="T3">testFile</text:span><text:span text:style-name="T7"> </text:span><text:span text:style-name="T2">(който се намира в Desktop директорията за текущия потребител), така че:</text:span></text:p>
      <text:list xml:id="list1884529542" text:style-name="L2">
        <text:list-item>
          <text:p text:style-name="P5"><text:span text:style-name="T8">Текущия потребител да има права за </text:span><text:span text:style-name="T9">четене</text:span><text:span text:style-name="T8">, </text:span><text:span text:style-name="T9">писане </text:span><text:span text:style-name="T8">и </text:span><text:span text:style-name="T9">изпълнение </text:span><text:span text:style-name="T8">на </text:span><text:span text:style-name="T9">testFile</text:span></text:p>
        </text:list-item>
        <text:list-item>
          <text:p text:style-name="P5"><text:span text:style-name="T8">Групата на текущия потребител да има права за </text:span><text:span text:style-name="T9">четене </text:span><text:span text:style-name="T8">и </text:span><text:span text:style-name="T9">изпълнение </text:span><text:span text:style-name="T8">на </text:span><text:span text:style-name="T9">testFile</text:span></text:p>
        </text:list-item>
        <text:list-item>
          <text:p text:style-name="P5"><text:span text:style-name="T8">Всички останали потребители да имат право само да </text:span><text:span text:style-name="T9">четат testFile</text:span></text:p>
        </text:list-item>
      </text:list>
      <text:p text:style-name="P8"/>
      <text:p text:style-name="P3"><text:span text:style-name="T3">3.4 (3т.)</text:span><text:span text:style-name="T7"> </text:span><text:span text:style-name="T2">Напишете една или повече команди, които:</text:span></text:p>
      <text:list xml:id="list2589632474" text:style-name="L3">
        <text:list-item>
          <text:p text:style-name="P6"><text:span text:style-name="T8">Броят редовете във файловете </text:span><text:span text:style-name="T9">source1.c</text:span><text:span text:style-name="T8"> и </text:span><text:span text:style-name="T9">source2.c</text:span><text:span text:style-name="T8">, които се намират в текущата директория</text:span></text:p>
        </text:list-item>
        <text:list-item>
          <text:p text:style-name="P6"><text:span text:style-name="T8">Записват резултата във файла </text:span><text:span text:style-name="T9">lineCount</text:span></text:p>
        </text:list-item>
      </text:list>
      <text:p text:style-name="P8"><text:span text:style-name="T11">3.</text:span><text:span text:style-name="T1">1. <text:s/>ps aux</text:span></text:p>
      <text:p text:style-name="P9">3.2. <text:s text:c="4"/>mkdir <text:s/><text:span text:style-name="T4">MMS C camp</text:span></text:p>
      <text:p text:style-name="P9"><text:span text:style-name="T4"><text:tab/>cp *.c ~/MMS C camp</text:span></text:p>
      <text:p text:style-name="P9"><text:span text:style-name="T4"><text:tab/></text:span><text:span text:style-name="T6">rm “0”,”1”,”2”,”3”,”4”,”5”,”6”,”7”,”8”,”9”</text:span></text:p>
      <text:p text:style-name="P9"><text:span text:style-name="T4"/></text:p>
      <text:p text:style-name="P9"><text:span text:style-name="T4">3.3 <text:s/></text:span><text:span text:style-name="T5">cmod u=wrx,g=rx,o=r testFile</text:span></text:p>
      <text:p text:style-name="P10"><text:span text:style-name="T5">3.</text:span><text:span text:style-name="T4">4 wc -l source1.c; wc -l source2.c &gt;&gt;lineCou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09:01.154413518</meta:creation-date>
    <dc:date>2022-03-21T11:02:10.202282556</dc:date>
    <meta:editing-duration>PT1H42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79" meta:character-count="1127" meta:non-whitespace-character-count="964"/>
  </office:meta>
</office:document-meta>
</file>